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style:min-row-height="0.3646in"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3646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6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8" style:family="paragraph" style:parent-style-name="Standard">
      <style:paragraph-properties fo:margin-left="0in" fo:margin-right="0.0626in" fo:text-indent="0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1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1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</table:table-cell>
        </table:table-row>
      </table:table>
      <text:list xml:id="list1773045943" text:style-name="WWNum1">
        <text:list-item>
          <text:p text:style-name="P16"><text:span text:style-name="T15">Recordad que las list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1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</text:span><text:span text:style-name="T10"><text:line-break/>[x].append(lista) </text:span><text:span text:style-name="T16"># Al principio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1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1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193625628309273" text:continue-numbering="true" text:style-name="WWNum1">
        <text:list-item>
          <text:p text:style-name="P17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1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1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5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1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1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1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1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1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1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1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19"/>
      <text:p text:style-name="P19"/>
      <text:p text:style-name="P19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1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text:line-break/>SPLIT Y MAP<text:line-break/>R,C,L,H=map(int, input().split())<text:line-break/><text:line-break/></text:span><text:span text:style-name="T17">#Divide la entrada en tokens y la mapea a cada variable</text:span><text:span text:style-name="T9"><text:line-break/>for _ in range(R):<text:line-break/><text:tab/>pizza.append(input())<text:line-break/></text:span><text:span text:style-name="T17">#Lee R filas completas (una string por fila)</text:span></text:p>
          </table:table-cell>
        </table:table-row>
      </table:table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8" draw:style-name="gr1" draw:text-style-name="P21" svg:width="0.0012in" svg:height="0.0213in"><text:p/></draw:rect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19" draw:style-name="gr1" draw:text-style-name="P21" svg:width="0.0012in" svg:height="0.0213in"><text:p/></draw:rect></text:p>
      <text:p text:style-name="P1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13"/>
      <text:p text:style-name="P11"><text:span text:style-name="T21">Ejemplo:</text:span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4"/>
      <text:p text:style-name="P14"/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0" draw:style-name="gr1" draw:text-style-name="P21" svg:width="0.0012in" svg:height="0.0213in"><text:p/></draw:rect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19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1" draw:style-name="gr1" draw:text-style-name="P21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2" draw:style-name="gr1" draw:text-style-name="P21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19"/>
      <text:p text:style-name="P19"/>
      <text:p text:style-name="P19"><text:soft-page-break/></text:p>
      <text:p text:style-name="P19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3" draw:style-name="gr1" draw:text-style-name="P21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1" text:anchor-type="as-char" svg:width="0.4319in" svg:height="0.4319in" draw:z-index="26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image-count="23" meta:object-count="0" meta:page-count="3" meta:paragraph-count="70" meta:word-count="637" meta:character-count="5083" meta:non-whitespace-character-count="4434"/>
    <meta:generator>LibreOfficeDev/6.0.5.2$Linux_X86_64 LibreOffice_project/</meta:generator>
  </office:meta>
</office:document-meta>
</file>